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1.094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3.42cm"/>
    </style:style>
    <style:style style:name="co9" style:family="table-column">
      <style:table-column-properties fo:break-before="auto" style:column-width="3.694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4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2000 procesos</text:p>
          </table:table-cell>
          <table:table-cell table:style-name="Default" office:value-type="string" calcext:value-type="string">
            <text:p>equilibrado</text:p>
          </table:table-cell>
          <table:table-cell/>
          <table:table-cell table:style-name="Default"/>
          <table:table-cell table:style-name="Default" office:value-type="string" calcext:value-type="string">
            <text:p>1000 procesos</text:p>
          </table:table-cell>
          <table:table-cell table:style-name="Default" office:value-type="string" calcext:value-type="string">
            <text:p>equilibrado</text:p>
          </table:table-cell>
          <table:table-cell table:style-name="Default" table:number-columns-repeated="2"/>
          <table:table-cell table:style-name="Default" office:value-type="string" calcext:value-type="string">
            <text:p>100 procesos</text:p>
          </table:table-cell>
          <table:table-cell table:style-name="Default" office:value-type="string" calcext:value-type="string">
            <text:p>equilibrado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ansiciones totales</text:p>
          </table:table-cell>
          <table:table-cell office:value-type="string" calcext:value-type="string">
            <text:p>transiciones restantes</text:p>
          </table:table-cell>
          <table:table-cell table:number-columns-repeated="2"/>
          <table:table-cell office:value-type="string" calcext:value-type="string">
            <text:p>transiciones totales</text:p>
          </table:table-cell>
          <table:table-cell office:value-type="string" calcext:value-type="string">
            <text:p>transiciones restantes</text:p>
          </table:table-cell>
          <table:table-cell table:number-columns-repeated="2"/>
          <table:table-cell office:value-type="string" calcext:value-type="string">
            <text:p>transiciones totales</text:p>
          </table:table-cell>
          <table:table-cell office:value-type="string" calcext:value-type="string">
            <text:p>transiciones restant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1056" calcext:value-type="float">
            <text:p>110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550" calcext:value-type="float">
            <text:p>55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48" calcext:value-type="float">
            <text:p>5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018" calcext:value-type="float">
            <text:p>11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92" calcext:value-type="float">
            <text:p>559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106" calcext:value-type="float">
            <text:p>111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88" calcext:value-type="float">
            <text:p>54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018" calcext:value-type="float">
            <text:p>11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56" calcext:value-type="float">
            <text:p>55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020" calcext:value-type="float">
            <text:p>11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34" calcext:value-type="float">
            <text:p>55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74" calcext:value-type="float">
            <text:p>1107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20" calcext:value-type="float">
            <text:p>55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042" calcext:value-type="float">
            <text:p>110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48" calcext:value-type="float">
            <text:p>55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70" calcext:value-type="float">
            <text:p>110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30" calcext:value-type="float">
            <text:p>55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22" calcext:value-type="float">
            <text:p>111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524" calcext:value-type="float">
            <text:p>5524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84" calcext:value-type="float">
            <text:p>110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42" calcext:value-type="float">
            <text:p>5542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SUM([.D5:.D14]) / [.C14]" office:value-type="float" office:value="11061" calcext:value-type="float">
            <text:p>11061</text:p>
          </table:table-cell>
          <table:table-cell table:formula="of:=SUM([.E5:.E14]) / [.C14]" office:value-type="float" office:value="14" calcext:value-type="float">
            <text:p>14</text:p>
          </table:table-cell>
          <table:table-cell/>
          <table:table-cell office:value-type="string" calcext:value-type="string">
            <text:p>AVG</text:p>
          </table:table-cell>
          <table:table-cell table:formula="of:=SUM([.H5:.H14]) / [.G14]" office:value-type="float" office:value="5538.4" calcext:value-type="float">
            <text:p>5538,4</text:p>
          </table:table-cell>
          <table:table-cell table:formula="of:=SUM([.I5:.I14]) / [.G14]" office:value-type="float" office:value="13.8" calcext:value-type="float">
            <text:p>13,8</text:p>
          </table:table-cell>
          <table:table-cell table:style-name="Default"/>
          <table:table-cell office:value-type="string" calcext:value-type="string">
            <text:p>AVG</text:p>
          </table:table-cell>
          <table:table-cell table:formula="of:=SUM([.L5:.L14]) / [.K14]" office:value-type="float" office:value="552.6" calcext:value-type="float">
            <text:p>552,6</text:p>
          </table:table-cell>
          <table:table-cell table:formula="of:=SUM([.M5:.M14]) / [.K14]" office:value-type="float" office:value="11.5" calcext:value-type="float">
            <text:p>1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s" fo:country="AR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4:07:48.207412467</meta:creation-date>
    <meta:generator>LibreOffice/6.4.4.2$Linux_X86_64 LibreOffice_project/40$Build-2</meta:generator>
    <dc:date>2020-07-11T14:33:00.513015573</dc:date>
    <meta:editing-duration>PT2M23S</meta:editing-duration>
    <meta:editing-cycles>1</meta:editing-cycles>
    <meta:document-statistic meta:table-count="1" meta:cell-count="111" meta:object-count="0"/>
  </office:meta>
</office:document-meta>
</file>